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109.84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47.31pt"/>
    </style:style>
    <style:style style:name="co14" style:family="table-column">
      <style:table-column-properties fo:break-before="auto" style:column-width="88.24pt"/>
    </style:style>
    <style:style style:name="co15" style:family="table-column">
      <style:table-column-properties fo:break-before="auto" style:column-width="104.46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107.55pt"/>
    </style:style>
    <style:style style:name="co19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43mps-Elbow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1935" calcext:value-type="float">
            <text:p>30.1935</text:p>
          </table:table-cell>
          <table:table-cell office:value-type="float" office:value="-30.1935" calcext:value-type="float">
            <text:p>-30.193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7.1825" calcext:value-type="float">
            <text:p>27.1825</text:p>
          </table:table-cell>
          <table:table-cell office:value-type="float" office:value="-27.637" calcext:value-type="float">
            <text:p>-27.637</text:p>
          </table:table-cell>
          <table:table-cell office:value-type="float" office:value="6.52154E-016" calcext:value-type="float">
            <text:p>6.52154E-16</text:p>
          </table:table-cell>
          <table:table-cell table:number-columns-repeated="3"/>
          <table:table-cell table:formula="of:=MIN([.F3:.F56])" office:value-type="float" office:value="-254.64" calcext:value-type="float">
            <text:p>-254.64</text:p>
          </table:table-cell>
          <table:table-cell table:formula="of:=MAX([.G3:.G56])" office:value-type="float" office:value="259.33" calcext:value-type="float">
            <text:p>259.33</text:p>
          </table:table-cell>
          <table:table-cell table:number-columns-repeated="2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7.3713" calcext:value-type="float">
            <text:p>27.3713</text:p>
          </table:table-cell>
          <table:table-cell office:value-type="float" office:value="-28.4077" calcext:value-type="float">
            <text:p>-28.4077</text:p>
          </table:table-cell>
          <table:table-cell office:value-type="float" office:value="6.45418E-016" calcext:value-type="float">
            <text:p>6.45418E-16</text:p>
          </table:table-cell>
          <table:table-cell/>
          <table:table-cell table:formula="of:=([.B4]-[.B3])/([.A4]-[.A3])" office:value-type="float" office:value="18.8800000000001" calcext:value-type="float">
            <text:p>18.88</text:p>
          </table:table-cell>
          <table:table-cell table:formula="of:=([.C4]-[.C3])/([.A4]-[.A3])" office:value-type="float" office:value="-77.0699999999998" calcext:value-type="float">
            <text:p>-77.07</text:p>
          </table:table-cell>
          <table:table-cell table:number-columns-repeated="30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7.7182" calcext:value-type="float">
            <text:p>27.7182</text:p>
          </table:table-cell>
          <table:table-cell office:value-type="float" office:value="-28.4522" calcext:value-type="float">
            <text:p>-28.4522</text:p>
          </table:table-cell>
          <table:table-cell office:value-type="float" office:value="6.36369E-016" calcext:value-type="float">
            <text:p>6.36369E-16</text:p>
          </table:table-cell>
          <table:table-cell/>
          <table:table-cell table:formula="of:=([.B5]-[.B4])/([.A5]-[.A4])" office:value-type="float" office:value="34.6899999999998" calcext:value-type="float">
            <text:p>34.69</text:p>
          </table:table-cell>
          <table:table-cell table:formula="of:=([.C5]-[.C4])/([.A5]-[.A4])" office:value-type="float" office:value="-4.45000000000029" calcext:value-type="float">
            <text:p>-4.45</text:p>
          </table:table-cell>
          <table:table-cell table:number-columns-repeated="3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7.7219" calcext:value-type="float">
            <text:p>27.7219</text:p>
          </table:table-cell>
          <table:table-cell office:value-type="float" office:value="-28.3339" calcext:value-type="float">
            <text:p>-28.3339</text:p>
          </table:table-cell>
          <table:table-cell office:value-type="float" office:value="6.36968E-016" calcext:value-type="float">
            <text:p>6.36968E-16</text:p>
          </table:table-cell>
          <table:table-cell/>
          <table:table-cell table:formula="of:=([.B6]-[.B5])/([.A6]-[.A5])" office:value-type="float" office:value="0.370000000000203" calcext:value-type="float">
            <text:p>0.37</text:p>
          </table:table-cell>
          <table:table-cell table:formula="of:=([.C6]-[.C5])/([.A6]-[.A5])" office:value-type="float" office:value="11.8300000000001" calcext:value-type="float">
            <text:p>11.83</text:p>
          </table:table-cell>
          <table:table-cell table:number-columns-repeated="30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7.6805" calcext:value-type="float">
            <text:p>27.6805</text:p>
          </table:table-cell>
          <table:table-cell office:value-type="float" office:value="-28.2373" calcext:value-type="float">
            <text:p>-28.2373</text:p>
          </table:table-cell>
          <table:table-cell office:value-type="float" office:value="6.37421E-016" calcext:value-type="float">
            <text:p>6.37421E-16</text:p>
          </table:table-cell>
          <table:table-cell/>
          <table:table-cell table:formula="of:=([.B7]-[.B6])/([.A7]-[.A6])" office:value-type="float" office:value="-4.1400000000003" calcext:value-type="float">
            <text:p>-4.14</text:p>
          </table:table-cell>
          <table:table-cell table:formula="of:=([.C7]-[.C6])/([.A7]-[.A6])" office:value-type="float" office:value="9.65999999999987" calcext:value-type="float">
            <text:p>9.66</text:p>
          </table:table-cell>
          <table:table-cell table:number-columns-repeated="3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7.5575" calcext:value-type="float">
            <text:p>27.5575</text:p>
          </table:table-cell>
          <table:table-cell office:value-type="float" office:value="-28.1141" calcext:value-type="float">
            <text:p>-28.1141</text:p>
          </table:table-cell>
          <table:table-cell office:value-type="float" office:value="6.37855E-016" calcext:value-type="float">
            <text:p>6.37855E-16</text:p>
          </table:table-cell>
          <table:table-cell/>
          <table:table-cell table:formula="of:=([.B8]-[.B7])/([.A8]-[.A7])" office:value-type="float" office:value="-12.2999999999998" calcext:value-type="float">
            <text:p>-12.3</text:p>
          </table:table-cell>
          <table:table-cell table:formula="of:=([.C8]-[.C7])/([.A8]-[.A7])" office:value-type="float" office:value="12.3200000000001" calcext:value-type="float">
            <text:p>12.32</text:p>
          </table:table-cell>
          <table:table-cell table:number-columns-repeated="30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7.6727" calcext:value-type="float">
            <text:p>27.6727</text:p>
          </table:table-cell>
          <table:table-cell office:value-type="float" office:value="-28.2143" calcext:value-type="float">
            <text:p>-28.2143</text:p>
          </table:table-cell>
          <table:table-cell office:value-type="float" office:value="6.37362E-016" calcext:value-type="float">
            <text:p>6.37362E-16</text:p>
          </table:table-cell>
          <table:table-cell/>
          <table:table-cell table:formula="of:=([.B9]-[.B8])/([.A9]-[.A8])" office:value-type="float" office:value="11.5199999999998" calcext:value-type="float">
            <text:p>11.52</text:p>
          </table:table-cell>
          <table:table-cell table:formula="of:=([.C9]-[.C8])/([.A9]-[.A8])" office:value-type="float" office:value="-10.0200000000001" calcext:value-type="float">
            <text:p>-10.02</text:p>
          </table:table-cell>
          <table:table-cell table:number-columns-repeated="3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7.5939" calcext:value-type="float">
            <text:p>27.5939</text:p>
          </table:table-cell>
          <table:table-cell office:value-type="float" office:value="-28.1251" calcext:value-type="float">
            <text:p>-28.1251</text:p>
          </table:table-cell>
          <table:table-cell office:value-type="float" office:value="6.37679E-016" calcext:value-type="float">
            <text:p>6.37679E-16</text:p>
          </table:table-cell>
          <table:table-cell/>
          <table:table-cell table:formula="of:=([.B10]-[.B9])/([.A10]-[.A9])" office:value-type="float" office:value="-7.87999999999976" calcext:value-type="float">
            <text:p>-7.88</text:p>
          </table:table-cell>
          <table:table-cell table:formula="of:=([.C10]-[.C9])/([.A10]-[.A9])" office:value-type="float" office:value="8.92000000000018" calcext:value-type="float">
            <text:p>8.92</text:p>
          </table:table-cell>
          <table:table-cell table:number-columns-repeated="30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7.5607" calcext:value-type="float">
            <text:p>27.5607</text:p>
          </table:table-cell>
          <table:table-cell office:value-type="float" office:value="-28.1051" calcext:value-type="float">
            <text:p>-28.1051</text:p>
          </table:table-cell>
          <table:table-cell office:value-type="float" office:value="6.37824E-016" calcext:value-type="float">
            <text:p>6.37824E-16</text:p>
          </table:table-cell>
          <table:table-cell/>
          <table:table-cell table:formula="of:=([.B11]-[.B10])/([.A11]-[.A10])" office:value-type="float" office:value="-3.32000000000008" calcext:value-type="float">
            <text:p>-3.32</text:p>
          </table:table-cell>
          <table:table-cell table:formula="of:=([.C11]-[.C10])/([.A11]-[.A10])" office:value-type="float" office:value="1.99999999999996" calcext:value-type="float">
            <text:p>2</text:p>
          </table:table-cell>
          <table:table-cell table:number-columns-repeated="3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6341" calcext:value-type="float">
            <text:p>27.6341</text:p>
          </table:table-cell>
          <table:table-cell office:value-type="float" office:value="-28.1727" calcext:value-type="float">
            <text:p>-28.1727</text:p>
          </table:table-cell>
          <table:table-cell office:value-type="float" office:value="6.37538E-016" calcext:value-type="float">
            <text:p>6.37538E-16</text:p>
          </table:table-cell>
          <table:table-cell/>
          <table:table-cell table:formula="of:=([.B12]-[.B11])/([.A12]-[.A11])" office:value-type="float" office:value="7.33999999999994" calcext:value-type="float">
            <text:p>7.34</text:p>
          </table:table-cell>
          <table:table-cell table:formula="of:=([.C12]-[.C11])/([.A12]-[.A11])" office:value-type="float" office:value="-6.75999999999987" calcext:value-type="float">
            <text:p>-6.76</text:p>
          </table:table-cell>
          <table:table-cell table:number-columns-repeated="30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7.636" calcext:value-type="float">
            <text:p>27.636</text:p>
          </table:table-cell>
          <table:table-cell office:value-type="float" office:value="-28.1752" calcext:value-type="float">
            <text:p>-28.1752</text:p>
          </table:table-cell>
          <table:table-cell office:value-type="float" office:value="6.37528E-016" calcext:value-type="float">
            <text:p>6.37528E-16</text:p>
          </table:table-cell>
          <table:table-cell/>
          <table:table-cell table:formula="of:=([.B13]-[.B12])/([.A13]-[.A12])" office:value-type="float" office:value="0.189999999999913" calcext:value-type="float">
            <text:p>0.19</text:p>
          </table:table-cell>
          <table:table-cell table:formula="of:=([.C13]-[.C12])/([.A13]-[.A12])" office:value-type="float" office:value="-0.250000000000128" calcext:value-type="float">
            <text:p>-0.25</text:p>
          </table:table-cell>
          <table:table-cell table:number-columns-repeated="3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7.6374" calcext:value-type="float">
            <text:p>27.6374</text:p>
          </table:table-cell>
          <table:table-cell office:value-type="float" office:value="-28.1765" calcext:value-type="float">
            <text:p>-28.1765</text:p>
          </table:table-cell>
          <table:table-cell office:value-type="float" office:value="6.37527E-016" calcext:value-type="float">
            <text:p>6.37527E-16</text:p>
          </table:table-cell>
          <table:table-cell/>
          <table:table-cell table:formula="of:=([.B14]-[.B13])/([.A14]-[.A13])" office:value-type="float" office:value="0.140000000000029" calcext:value-type="float">
            <text:p>0.14</text:p>
          </table:table-cell>
          <table:table-cell table:formula="of:=([.C14]-[.C13])/([.A14]-[.A13])" office:value-type="float" office:value="-0.130000000000052" calcext:value-type="float">
            <text:p>-0.13</text:p>
          </table:table-cell>
          <table:table-cell table:number-columns-repeated="30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7.6223" calcext:value-type="float">
            <text:p>27.6223</text:p>
          </table:table-cell>
          <table:table-cell office:value-type="float" office:value="-28.1588" calcext:value-type="float">
            <text:p>-28.1588</text:p>
          </table:table-cell>
          <table:table-cell office:value-type="float" office:value="6.37598E-016" calcext:value-type="float">
            <text:p>6.37598E-16</text:p>
          </table:table-cell>
          <table:table-cell/>
          <table:table-cell table:formula="of:=([.B15]-[.B14])/([.A15]-[.A14])" office:value-type="float" office:value="-1.51000000000003" calcext:value-type="float">
            <text:p>-1.51</text:p>
          </table:table-cell>
          <table:table-cell table:formula="of:=([.C15]-[.C14])/([.A15]-[.A14])" office:value-type="float" office:value="1.77000000000014" calcext:value-type="float">
            <text:p>1.77</text:p>
          </table:table-cell>
          <table:table-cell table:number-columns-repeated="3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5209" calcext:value-type="float">
            <text:p>27.5209</text:p>
          </table:table-cell>
          <table:table-cell office:value-type="float" office:value="-28.0541" calcext:value-type="float">
            <text:p>-28.0541</text:p>
          </table:table-cell>
          <table:table-cell office:value-type="float" office:value="6.38033E-016" calcext:value-type="float">
            <text:p>6.38033E-16</text:p>
          </table:table-cell>
          <table:table-cell/>
          <table:table-cell table:formula="of:=([.B16]-[.B15])/([.A16]-[.A15])" office:value-type="float" office:value="-10.1399999999998" calcext:value-type="float">
            <text:p>-10.14</text:p>
          </table:table-cell>
          <table:table-cell table:formula="of:=([.C16]-[.C15])/([.A16]-[.A15])" office:value-type="float" office:value="10.4700000000001" calcext:value-type="float">
            <text:p>10.47</text:p>
          </table:table-cell>
          <table:table-cell table:number-columns-repeated="3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7.5558" calcext:value-type="float">
            <text:p>27.5558</text:p>
          </table:table-cell>
          <table:table-cell office:value-type="float" office:value="-28.0956" calcext:value-type="float">
            <text:p>-28.0956</text:p>
          </table:table-cell>
          <table:table-cell office:value-type="float" office:value="6.37902E-016" calcext:value-type="float">
            <text:p>6.37902E-16</text:p>
          </table:table-cell>
          <table:table-cell/>
          <table:table-cell table:formula="of:=([.B17]-[.B16])/([.A17]-[.A16])" office:value-type="float" office:value="3.49000000000004" calcext:value-type="float">
            <text:p>3.49</text:p>
          </table:table-cell>
          <table:table-cell table:formula="of:=([.C17]-[.C16])/([.A17]-[.A16])" office:value-type="float" office:value="-4.15000000000028" calcext:value-type="float">
            <text:p>-4.15</text:p>
          </table:table-cell>
          <table:table-cell table:number-columns-repeated="3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7.5928" calcext:value-type="float">
            <text:p>27.5928</text:p>
          </table:table-cell>
          <table:table-cell office:value-type="float" office:value="-28.1302" calcext:value-type="float">
            <text:p>-28.1302</text:p>
          </table:table-cell>
          <table:table-cell office:value-type="float" office:value="6.37763E-016" calcext:value-type="float">
            <text:p>6.37763E-16</text:p>
          </table:table-cell>
          <table:table-cell/>
          <table:table-cell table:formula="of:=([.B18]-[.B17])/([.A18]-[.A17])" office:value-type="float" office:value="3.6999999999999" calcext:value-type="float">
            <text:p>3.7</text:p>
          </table:table-cell>
          <table:table-cell table:formula="of:=([.C18]-[.C17])/([.A18]-[.A17])" office:value-type="float" office:value="-3.45999999999975" calcext:value-type="float">
            <text:p>-3.46</text:p>
          </table:table-cell>
          <table:table-cell table:number-columns-repeated="30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7.5947" calcext:value-type="float">
            <text:p>27.5947</text:p>
          </table:table-cell>
          <table:table-cell office:value-type="float" office:value="-28.1324" calcext:value-type="float">
            <text:p>-28.1324</text:p>
          </table:table-cell>
          <table:table-cell office:value-type="float" office:value="6.37751E-016" calcext:value-type="float">
            <text:p>6.37751E-16</text:p>
          </table:table-cell>
          <table:table-cell/>
          <table:table-cell table:formula="of:=([.B19]-[.B18])/([.A19]-[.A18])" office:value-type="float" office:value="0.189999999999912" calcext:value-type="float">
            <text:p>0.19</text:p>
          </table:table-cell>
          <table:table-cell table:formula="of:=([.C19]-[.C18])/([.A19]-[.A18])" office:value-type="float" office:value="-0.220000000000198" calcext:value-type="float">
            <text:p>-0.22</text:p>
          </table:table-cell>
          <table:table-cell table:number-columns-repeated="3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7.5953" calcext:value-type="float">
            <text:p>27.5953</text:p>
          </table:table-cell>
          <table:table-cell office:value-type="float" office:value="-28.133" calcext:value-type="float">
            <text:p>-28.133</text:p>
          </table:table-cell>
          <table:table-cell office:value-type="float" office:value="6.37756E-016" calcext:value-type="float">
            <text:p>6.37756E-16</text:p>
          </table:table-cell>
          <table:table-cell/>
          <table:table-cell table:formula="of:=([.B20]-[.B19])/([.A20]-[.A19])" office:value-type="float" office:value="0.0600000000002155" calcext:value-type="float">
            <text:p>0.06</text:p>
          </table:table-cell>
          <table:table-cell table:formula="of:=([.C20]-[.C19])/([.A20]-[.A19])" office:value-type="float" office:value="-0.0599999999998603" calcext:value-type="float">
            <text:p>-0.06</text:p>
          </table:table-cell>
          <table:table-cell table:number-columns-repeated="30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7.595" calcext:value-type="float">
            <text:p>27.595</text:p>
          </table:table-cell>
          <table:table-cell office:value-type="float" office:value="-28.1326" calcext:value-type="float">
            <text:p>-28.1326</text:p>
          </table:table-cell>
          <table:table-cell office:value-type="float" office:value="6.37766E-016" calcext:value-type="float">
            <text:p>6.37766E-16</text:p>
          </table:table-cell>
          <table:table-cell/>
          <table:table-cell table:formula="of:=([.B21]-[.B20])/([.A21]-[.A20])" office:value-type="float" office:value="-0.0300000000002853" calcext:value-type="float">
            <text:p>-0.03</text:p>
          </table:table-cell>
          <table:table-cell table:formula="of:=([.C21]-[.C20])/([.A21]-[.A20])" office:value-type="float" office:value="0.0399999999999067" calcext:value-type="float">
            <text:p>0.04</text:p>
          </table:table-cell>
          <table:table-cell table:number-columns-repeated="3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7.5945" calcext:value-type="float">
            <text:p>27.5945</text:p>
          </table:table-cell>
          <table:table-cell office:value-type="float" office:value="-28.1321" calcext:value-type="float">
            <text:p>-28.1321</text:p>
          </table:table-cell>
          <table:table-cell office:value-type="float" office:value="6.37776E-016" calcext:value-type="float">
            <text:p>6.37776E-16</text:p>
          </table:table-cell>
          <table:table-cell/>
          <table:table-cell table:formula="of:=([.B22]-[.B21])/([.A22]-[.A21])" office:value-type="float" office:value="-0.0499999999998834" calcext:value-type="float">
            <text:p>-0.05</text:p>
          </table:table-cell>
          <table:table-cell table:formula="of:=([.C22]-[.C21])/([.A22]-[.A21])" office:value-type="float" office:value="0.0499999999998834" calcext:value-type="float">
            <text:p>0.05</text:p>
          </table:table-cell>
          <table:table-cell table:number-columns-repeated="30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7.5942" calcext:value-type="float">
            <text:p>27.5942</text:p>
          </table:table-cell>
          <table:table-cell office:value-type="float" office:value="-28.1316" calcext:value-type="float">
            <text:p>-28.1316</text:p>
          </table:table-cell>
          <table:table-cell office:value-type="float" office:value="6.37786E-016" calcext:value-type="float">
            <text:p>6.37786E-16</text:p>
          </table:table-cell>
          <table:table-cell/>
          <table:table-cell table:formula="of:=([.B23]-[.B22])/([.A23]-[.A22])" office:value-type="float" office:value="-0.0299999999999301" calcext:value-type="float">
            <text:p>-0.03</text:p>
          </table:table-cell>
          <table:table-cell table:formula="of:=([.C23]-[.C22])/([.A23]-[.A22])" office:value-type="float" office:value="0.0500000000002388" calcext:value-type="float">
            <text:p>0.05</text:p>
          </table:table-cell>
          <table:table-cell table:number-columns-repeated="3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7.5935" calcext:value-type="float">
            <text:p>27.5935</text:p>
          </table:table-cell>
          <table:table-cell office:value-type="float" office:value="-28.1309" calcext:value-type="float">
            <text:p>-28.1309</text:p>
          </table:table-cell>
          <table:table-cell office:value-type="float" office:value="6.37796E-016" calcext:value-type="float">
            <text:p>6.37796E-16</text:p>
          </table:table-cell>
          <table:table-cell/>
          <table:table-cell table:formula="of:=([.B24]-[.B23])/([.A24]-[.A23])" office:value-type="float" office:value="-0.0700000000001921" calcext:value-type="float">
            <text:p>-0.07</text:p>
          </table:table-cell>
          <table:table-cell table:formula="of:=([.C24]-[.C23])/([.A24]-[.A23])" office:value-type="float" office:value="0.0699999999998368" calcext:value-type="float">
            <text:p>0.07</text:p>
          </table:table-cell>
          <table:table-cell table:number-columns-repeated="30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7.5922" calcext:value-type="float">
            <text:p>27.5922</text:p>
          </table:table-cell>
          <table:table-cell office:value-type="float" office:value="-28.1296" calcext:value-type="float">
            <text:p>-28.1296</text:p>
          </table:table-cell>
          <table:table-cell office:value-type="float" office:value="6.37814E-016" calcext:value-type="float">
            <text:p>6.37814E-16</text:p>
          </table:table-cell>
          <table:table-cell/>
          <table:table-cell table:formula="of:=([.B25]-[.B24])/([.A25]-[.A24])" office:value-type="float" office:value="-0.130000000000052" calcext:value-type="float">
            <text:p>-0.13</text:p>
          </table:table-cell>
          <table:table-cell table:formula="of:=([.C25]-[.C24])/([.A25]-[.A24])" office:value-type="float" office:value="0.130000000000052" calcext:value-type="float">
            <text:p>0.13</text:p>
          </table:table-cell>
          <table:table-cell table:number-columns-repeated="3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7.578" calcext:value-type="float">
            <text:p>27.578</text:p>
          </table:table-cell>
          <table:table-cell office:value-type="float" office:value="-28.1166" calcext:value-type="float">
            <text:p>-28.1166</text:p>
          </table:table-cell>
          <table:table-cell office:value-type="float" office:value="6.37892E-016" calcext:value-type="float">
            <text:p>6.37892E-16</text:p>
          </table:table-cell>
          <table:table-cell/>
          <table:table-cell table:formula="of:=([.B26]-[.B25])/([.A26]-[.A25])" office:value-type="float" office:value="-1.41999999999989" calcext:value-type="float">
            <text:p>-1.42</text:p>
          </table:table-cell>
          <table:table-cell table:formula="of:=([.C26]-[.C25])/([.A26]-[.A25])" office:value-type="float" office:value="1.30000000000017" calcext:value-type="float">
            <text:p>1.3</text:p>
          </table:table-cell>
          <table:table-cell table:number-columns-repeated="30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7.4855" calcext:value-type="float">
            <text:p>27.4855</text:p>
          </table:table-cell>
          <table:table-cell office:value-type="float" office:value="-28.0288" calcext:value-type="float">
            <text:p>-28.0288</text:p>
          </table:table-cell>
          <table:table-cell office:value-type="float" office:value="6.3836E-016" calcext:value-type="float">
            <text:p>6.3836E-16</text:p>
          </table:table-cell>
          <table:table-cell/>
          <table:table-cell table:formula="of:=([.B27]-[.B26])/([.A27]-[.A26])" office:value-type="float" office:value="-9.24999999999975" calcext:value-type="float">
            <text:p>-9.25</text:p>
          </table:table-cell>
          <table:table-cell table:formula="of:=([.C27]-[.C26])/([.A27]-[.A26])" office:value-type="float" office:value="8.77999999999978" calcext:value-type="float">
            <text:p>8.78</text:p>
          </table:table-cell>
          <table:table-cell table:number-columns-repeated="3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7.1992" calcext:value-type="float">
            <text:p>27.1992</text:p>
          </table:table-cell>
          <table:table-cell office:value-type="float" office:value="-27.7484" calcext:value-type="float">
            <text:p>-27.7484</text:p>
          </table:table-cell>
          <table:table-cell office:value-type="float" office:value="6.39787E-016" calcext:value-type="float">
            <text:p>6.39787E-16</text:p>
          </table:table-cell>
          <table:table-cell/>
          <table:table-cell table:formula="of:=([.B28]-[.B27])/([.A28]-[.A27])" office:value-type="float" office:value="-28.63" calcext:value-type="float">
            <text:p>-28.63</text:p>
          </table:table-cell>
          <table:table-cell table:formula="of:=([.C28]-[.C27])/([.A28]-[.A27])" office:value-type="float" office:value="28.04" calcext:value-type="float">
            <text:p>28.04</text:p>
          </table:table-cell>
          <table:table-cell table:number-columns-repeated="30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6.6394" calcext:value-type="float">
            <text:p>26.6394</text:p>
          </table:table-cell>
          <table:table-cell office:value-type="float" office:value="-27.1909" calcext:value-type="float">
            <text:p>-27.1909</text:p>
          </table:table-cell>
          <table:table-cell office:value-type="float" office:value="6.42578E-016" calcext:value-type="float">
            <text:p>6.42578E-16</text:p>
          </table:table-cell>
          <table:table-cell/>
          <table:table-cell table:formula="of:=([.B29]-[.B28])/([.A29]-[.A28])" office:value-type="float" office:value="-55.9800000000002" calcext:value-type="float">
            <text:p>-55.98</text:p>
          </table:table-cell>
          <table:table-cell table:formula="of:=([.C29]-[.C28])/([.A29]-[.A28])" office:value-type="float" office:value="55.75" calcext:value-type="float">
            <text:p>55.75</text:p>
          </table:table-cell>
          <table:table-cell table:number-columns-repeated="3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5.7874" calcext:value-type="float">
            <text:p>25.7874</text:p>
          </table:table-cell>
          <table:table-cell office:value-type="float" office:value="-26.3357" calcext:value-type="float">
            <text:p>-26.3357</text:p>
          </table:table-cell>
          <table:table-cell office:value-type="float" office:value="6.46884E-016" calcext:value-type="float">
            <text:p>6.46884E-16</text:p>
          </table:table-cell>
          <table:table-cell/>
          <table:table-cell table:formula="of:=([.B30]-[.B29])/([.A30]-[.A29])" office:value-type="float" office:value="-85.1999999999996" calcext:value-type="float">
            <text:p>-85.2</text:p>
          </table:table-cell>
          <table:table-cell table:formula="of:=([.C30]-[.C29])/([.A30]-[.A29])" office:value-type="float" office:value="85.5199999999999" calcext:value-type="float">
            <text:p>85.52</text:p>
          </table:table-cell>
          <table:table-cell table:number-columns-repeated="30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4.6491" calcext:value-type="float">
            <text:p>24.6491</text:p>
          </table:table-cell>
          <table:table-cell office:value-type="float" office:value="-25.1867" calcext:value-type="float">
            <text:p>-25.1867</text:p>
          </table:table-cell>
          <table:table-cell office:value-type="float" office:value="6.52753E-016" calcext:value-type="float">
            <text:p>6.52753E-16</text:p>
          </table:table-cell>
          <table:table-cell/>
          <table:table-cell table:formula="of:=([.B31]-[.B30])/([.A31]-[.A30])" office:value-type="float" office:value="-113.830000000001" calcext:value-type="float">
            <text:p>-113.83</text:p>
          </table:table-cell>
          <table:table-cell table:formula="of:=([.C31]-[.C30])/([.A31]-[.A30])" office:value-type="float" office:value="114.900000000001" calcext:value-type="float">
            <text:p>114.9</text:p>
          </table:table-cell>
          <table:table-cell table:number-columns-repeated="3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3.1393" calcext:value-type="float">
            <text:p>23.1393</text:p>
          </table:table-cell>
          <table:table-cell office:value-type="float" office:value="-23.6536" calcext:value-type="float">
            <text:p>-23.6536</text:p>
          </table:table-cell>
          <table:table-cell office:value-type="float" office:value="6.60669E-016" calcext:value-type="float">
            <text:p>6.60669E-16</text:p>
          </table:table-cell>
          <table:table-cell/>
          <table:table-cell table:formula="of:=([.B32]-[.B31])/([.A32]-[.A31])" office:value-type="float" office:value="-150.979999999999" calcext:value-type="float">
            <text:p>-150.98</text:p>
          </table:table-cell>
          <table:table-cell table:formula="of:=([.C32]-[.C31])/([.A32]-[.A31])" office:value-type="float" office:value="153.309999999999" calcext:value-type="float">
            <text:p>153.31</text:p>
          </table:table-cell>
          <table:table-cell table:number-columns-repeated="30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1.2515" calcext:value-type="float">
            <text:p>21.2515</text:p>
          </table:table-cell>
          <table:table-cell office:value-type="float" office:value="-21.7372" calcext:value-type="float">
            <text:p>-21.7372</text:p>
          </table:table-cell>
          <table:table-cell office:value-type="float" office:value="6.70829E-016" calcext:value-type="float">
            <text:p>6.70829E-16</text:p>
          </table:table-cell>
          <table:table-cell/>
          <table:table-cell table:formula="of:=([.B33]-[.B32])/([.A33]-[.A32])" office:value-type="float" office:value="-188.780000000001" calcext:value-type="float">
            <text:p>-188.78</text:p>
          </table:table-cell>
          <table:table-cell table:formula="of:=([.C33]-[.C32])/([.A33]-[.A32])" office:value-type="float" office:value="191.640000000001" calcext:value-type="float">
            <text:p>191.64</text:p>
          </table:table-cell>
          <table:table-cell table:number-columns-repeated="3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.0932" calcext:value-type="float">
            <text:p>19.0932</text:p>
          </table:table-cell>
          <table:table-cell office:value-type="float" office:value="-19.5436" calcext:value-type="float">
            <text:p>-19.5436</text:p>
          </table:table-cell>
          <table:table-cell office:value-type="float" office:value="6.82901E-016" calcext:value-type="float">
            <text:p>6.82901E-16</text:p>
          </table:table-cell>
          <table:table-cell/>
          <table:table-cell table:formula="of:=([.B34]-[.B33])/([.A34]-[.A33])" office:value-type="float" office:value="-215.83" calcext:value-type="float">
            <text:p>-215.83</text:p>
          </table:table-cell>
          <table:table-cell table:formula="of:=([.C34]-[.C33])/([.A34]-[.A33])" office:value-type="float" office:value="219.36" calcext:value-type="float">
            <text:p>219.36</text:p>
          </table:table-cell>
          <table:table-cell table:number-columns-repeated="30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.7123" calcext:value-type="float">
            <text:p>16.7123</text:p>
          </table:table-cell>
          <table:table-cell office:value-type="float" office:value="-17.1206" calcext:value-type="float">
            <text:p>-17.1206</text:p>
          </table:table-cell>
          <table:table-cell office:value-type="float" office:value="6.96807E-016" calcext:value-type="float">
            <text:p>6.96807E-16</text:p>
          </table:table-cell>
          <table:table-cell/>
          <table:table-cell table:formula="of:=([.B35]-[.B34])/([.A35]-[.A34])" office:value-type="float" office:value="-238.09" calcext:value-type="float">
            <text:p>-238.09</text:p>
          </table:table-cell>
          <table:table-cell table:formula="of:=([.C35]-[.C34])/([.A35]-[.A34])" office:value-type="float" office:value="242.3" calcext:value-type="float">
            <text:p>242.3</text:p>
          </table:table-cell>
          <table:table-cell table:number-columns-repeated="3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.1871" calcext:value-type="float">
            <text:p>14.1871</text:p>
          </table:table-cell>
          <table:table-cell office:value-type="float" office:value="-14.5495" calcext:value-type="float">
            <text:p>-14.5495</text:p>
          </table:table-cell>
          <table:table-cell office:value-type="float" office:value="7.12273E-016" calcext:value-type="float">
            <text:p>7.12273E-16</text:p>
          </table:table-cell>
          <table:table-cell/>
          <table:table-cell table:formula="of:=([.B36]-[.B35])/([.A36]-[.A35])" office:value-type="float" office:value="-252.52" calcext:value-type="float">
            <text:p>-252.52</text:p>
          </table:table-cell>
          <table:table-cell table:formula="of:=([.C36]-[.C35])/([.A36]-[.A35])" office:value-type="float" office:value="257.11" calcext:value-type="float">
            <text:p>257.11</text:p>
          </table:table-cell>
          <table:table-cell table:number-columns-repeated="30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.6407" calcext:value-type="float">
            <text:p>11.6407</text:p>
          </table:table-cell>
          <table:table-cell office:value-type="float" office:value="-11.9562" calcext:value-type="float">
            <text:p>-11.9562</text:p>
          </table:table-cell>
          <table:table-cell office:value-type="float" office:value="7.28699E-016" calcext:value-type="float">
            <text:p>7.28699E-16</text:p>
          </table:table-cell>
          <table:table-cell/>
          <table:table-cell table:formula="of:=([.B37]-[.B36])/([.A37]-[.A36])" office:value-type="float" office:value="-254.64" calcext:value-type="float">
            <text:p>-254.64</text:p>
          </table:table-cell>
          <table:table-cell table:formula="of:=([.C37]-[.C36])/([.A37]-[.A36])" office:value-type="float" office:value="259.33" calcext:value-type="float">
            <text:p>259.33</text:p>
          </table:table-cell>
          <table:table-cell table:number-columns-repeated="3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.1671" calcext:value-type="float">
            <text:p>9.1671</text:p>
          </table:table-cell>
          <table:table-cell office:value-type="float" office:value="-9.43379" calcext:value-type="float">
            <text:p>-9.43379</text:p>
          </table:table-cell>
          <table:table-cell office:value-type="float" office:value="7.45518E-016" calcext:value-type="float">
            <text:p>7.45518E-16</text:p>
          </table:table-cell>
          <table:table-cell/>
          <table:table-cell table:formula="of:=([.B38]-[.B37])/([.A38]-[.A37])" office:value-type="float" office:value="-247.360000000001" calcext:value-type="float">
            <text:p>-247.36</text:p>
          </table:table-cell>
          <table:table-cell table:formula="of:=([.C38]-[.C37])/([.A38]-[.A37])" office:value-type="float" office:value="252.241000000001" calcext:value-type="float">
            <text:p>252.241</text:p>
          </table:table-cell>
          <table:table-cell table:number-columns-repeated="30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6.81648" calcext:value-type="float">
            <text:p>6.81648</text:p>
          </table:table-cell>
          <table:table-cell office:value-type="float" office:value="-7.0376" calcext:value-type="float">
            <text:p>-7.0376</text:p>
          </table:table-cell>
          <table:table-cell office:value-type="float" office:value="7.62356E-016" calcext:value-type="float">
            <text:p>7.62356E-16</text:p>
          </table:table-cell>
          <table:table-cell/>
          <table:table-cell table:formula="of:=([.B39]-[.B38])/([.A39]-[.A38])" office:value-type="float" office:value="-235.062" calcext:value-type="float">
            <text:p>-235.062</text:p>
          </table:table-cell>
          <table:table-cell table:formula="of:=([.C39]-[.C38])/([.A39]-[.A38])" office:value-type="float" office:value="239.619" calcext:value-type="float">
            <text:p>239.619</text:p>
          </table:table-cell>
          <table:table-cell table:number-columns-repeated="3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.74104" calcext:value-type="float">
            <text:p>4.74104</text:p>
          </table:table-cell>
          <table:table-cell office:value-type="float" office:value="-4.92577" calcext:value-type="float">
            <text:p>-4.92577</text:p>
          </table:table-cell>
          <table:table-cell office:value-type="float" office:value="7.77968E-016" calcext:value-type="float">
            <text:p>7.77968E-16</text:p>
          </table:table-cell>
          <table:table-cell/>
          <table:table-cell table:formula="of:=([.B40]-[.B39])/([.A40]-[.A39])" office:value-type="float" office:value="-207.544" calcext:value-type="float">
            <text:p>-207.544</text:p>
          </table:table-cell>
          <table:table-cell table:formula="of:=([.C40]-[.C39])/([.A40]-[.A39])" office:value-type="float" office:value="211.183" calcext:value-type="float">
            <text:p>211.183</text:p>
          </table:table-cell>
          <table:table-cell table:number-columns-repeated="30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.0536" calcext:value-type="float">
            <text:p>3.0536</text:p>
          </table:table-cell>
          <table:table-cell office:value-type="float" office:value="-3.20582" calcext:value-type="float">
            <text:p>-3.20582</text:p>
          </table:table-cell>
          <table:table-cell office:value-type="float" office:value="7.91203E-016" calcext:value-type="float">
            <text:p>7.91203E-16</text:p>
          </table:table-cell>
          <table:table-cell/>
          <table:table-cell table:formula="of:=([.B41]-[.B40])/([.A41]-[.A40])" office:value-type="float" office:value="-168.744" calcext:value-type="float">
            <text:p>-168.744</text:p>
          </table:table-cell>
          <table:table-cell table:formula="of:=([.C41]-[.C40])/([.A41]-[.A40])" office:value-type="float" office:value="171.995" calcext:value-type="float">
            <text:p>171.995</text:p>
          </table:table-cell>
          <table:table-cell table:number-columns-repeated="3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73246" calcext:value-type="float">
            <text:p>1.73246</text:p>
          </table:table-cell>
          <table:table-cell office:value-type="float" office:value="-1.85421" calcext:value-type="float">
            <text:p>-1.85421</text:p>
          </table:table-cell>
          <table:table-cell office:value-type="float" office:value="8.01923E-016" calcext:value-type="float">
            <text:p>8.01923E-16</text:p>
          </table:table-cell>
          <table:table-cell/>
          <table:table-cell table:formula="of:=([.B42]-[.B41])/([.A42]-[.A41])" office:value-type="float" office:value="-132.114" calcext:value-type="float">
            <text:p>-132.114</text:p>
          </table:table-cell>
          <table:table-cell table:formula="of:=([.C42]-[.C41])/([.A42]-[.A41])" office:value-type="float" office:value="135.161" calcext:value-type="float">
            <text:p>135.161</text:p>
          </table:table-cell>
          <table:table-cell table:number-columns-repeated="30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790068" calcext:value-type="float">
            <text:p>0.790068</text:p>
          </table:table-cell>
          <table:table-cell office:value-type="float" office:value="-0.891635" calcext:value-type="float">
            <text:p>-0.891635</text:p>
          </table:table-cell>
          <table:table-cell office:value-type="float" office:value="8.09661E-016" calcext:value-type="float">
            <text:p>8.09661E-16</text:p>
          </table:table-cell>
          <table:table-cell/>
          <table:table-cell table:formula="of:=([.B43]-[.B42])/([.A43]-[.A42])" office:value-type="float" office:value="-94.2391999999999" calcext:value-type="float">
            <text:p>-94.2392</text:p>
          </table:table-cell>
          <table:table-cell table:formula="of:=([.C43]-[.C42])/([.A43]-[.A42])" office:value-type="float" office:value="96.2574999999999" calcext:value-type="float">
            <text:p>96.2575</text:p>
          </table:table-cell>
          <table:table-cell table:number-columns-repeated="30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48703" calcext:value-type="float">
            <text:p>0.248703</text:p>
          </table:table-cell>
          <table:table-cell office:value-type="float" office:value="-0.349955" calcext:value-type="float">
            <text:p>-0.349955</text:p>
          </table:table-cell>
          <table:table-cell office:value-type="float" office:value="8.13409E-016" calcext:value-type="float">
            <text:p>8.13409E-16</text:p>
          </table:table-cell>
          <table:table-cell/>
          <table:table-cell table:formula="of:=([.B44]-[.B43])/([.A44]-[.A43])" office:value-type="float" office:value="-54.1365000000003" calcext:value-type="float">
            <text:p>-54.1365</text:p>
          </table:table-cell>
          <table:table-cell table:formula="of:=([.C44]-[.C43])/([.A44]-[.A43])" office:value-type="float" office:value="54.1680000000003" calcext:value-type="float">
            <text:p>54.168</text:p>
          </table:table-cell>
          <table:table-cell table:number-columns-repeated="30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189153" calcext:value-type="float">
            <text:p>0.0189153</text:p>
          </table:table-cell>
          <table:table-cell office:value-type="float" office:value="-0.140171" calcext:value-type="float">
            <text:p>-0.140171</text:p>
          </table:table-cell>
          <table:table-cell office:value-type="float" office:value="8.13448E-016" calcext:value-type="float">
            <text:p>8.13448E-16</text:p>
          </table:table-cell>
          <table:table-cell/>
          <table:table-cell table:formula="of:=([.B45]-[.B44])/([.A45]-[.A44])" office:value-type="float" office:value="-22.97877" calcext:value-type="float">
            <text:p>-22.97877</text:p>
          </table:table-cell>
          <table:table-cell table:formula="of:=([.C45]-[.C44])/([.A45]-[.A44])" office:value-type="float" office:value="20.9784" calcext:value-type="float">
            <text:p>20.9784</text:p>
          </table:table-cell>
          <table:table-cell table:number-columns-repeated="3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663705" calcext:value-type="float">
            <text:p>-0.0663705</text:p>
          </table:table-cell>
          <table:table-cell office:value-type="float" office:value="-0.0870704" calcext:value-type="float">
            <text:p>-0.0870704</text:p>
          </table:table-cell>
          <table:table-cell office:value-type="float" office:value="8.12269E-016" calcext:value-type="float">
            <text:p>8.12269E-16</text:p>
          </table:table-cell>
          <table:table-cell/>
          <table:table-cell table:formula="of:=([.B46]-[.B45])/([.A46]-[.A45])" office:value-type="float" office:value="-8.52857999999999" calcext:value-type="float">
            <text:p>-8.52858</text:p>
          </table:table-cell>
          <table:table-cell table:formula="of:=([.C46]-[.C45])/([.A46]-[.A45])" office:value-type="float" office:value="5.31006" calcext:value-type="float">
            <text:p>5.31006</text:p>
          </table:table-cell>
          <table:table-cell table:number-columns-repeated="30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7178" calcext:value-type="float">
            <text:p>-0.07178</text:p>
          </table:table-cell>
          <table:table-cell office:value-type="float" office:value="-0.116914" calcext:value-type="float">
            <text:p>-0.116914</text:p>
          </table:table-cell>
          <table:table-cell office:value-type="float" office:value="8.10835E-016" calcext:value-type="float">
            <text:p>8.10835E-16</text:p>
          </table:table-cell>
          <table:table-cell/>
          <table:table-cell table:formula="of:=([.B47]-[.B46])/([.A47]-[.A46])" office:value-type="float" office:value="-0.540950000000001" calcext:value-type="float">
            <text:p>-0.54095</text:p>
          </table:table-cell>
          <table:table-cell table:formula="of:=([.C47]-[.C46])/([.A47]-[.A46])" office:value-type="float" office:value="-2.98436" calcext:value-type="float">
            <text:p>-2.98436</text:p>
          </table:table-cell>
          <table:table-cell table:number-columns-repeated="3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440528" calcext:value-type="float">
            <text:p>-0.0440528</text:p>
          </table:table-cell>
          <table:table-cell office:value-type="float" office:value="-0.181105" calcext:value-type="float">
            <text:p>-0.181105</text:p>
          </table:table-cell>
          <table:table-cell office:value-type="float" office:value="8.09391E-016" calcext:value-type="float">
            <text:p>8.09391E-16</text:p>
          </table:table-cell>
          <table:table-cell/>
          <table:table-cell table:formula="of:=([.B48]-[.B47])/([.A48]-[.A47])" office:value-type="float" office:value="2.77272" calcext:value-type="float">
            <text:p>2.77272</text:p>
          </table:table-cell>
          <table:table-cell table:formula="of:=([.C48]-[.C47])/([.A48]-[.A47])" office:value-type="float" office:value="-6.41909999999999" calcext:value-type="float">
            <text:p>-6.4191</text:p>
          </table:table-cell>
          <table:table-cell table:number-columns-repeated="30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0719776" calcext:value-type="float">
            <text:p>-0.0719776</text:p>
          </table:table-cell>
          <table:table-cell office:value-type="float" office:value="-0.192312" calcext:value-type="float">
            <text:p>-0.192312</text:p>
          </table:table-cell>
          <table:table-cell office:value-type="float" office:value="8.07919E-016" calcext:value-type="float">
            <text:p>8.07919E-16</text:p>
          </table:table-cell>
          <table:table-cell/>
          <table:table-cell table:formula="of:=([.B49]-[.B48])/([.A49]-[.A48])" office:value-type="float" office:value="-2.79248" calcext:value-type="float">
            <text:p>-2.79248</text:p>
          </table:table-cell>
          <table:table-cell table:formula="of:=([.C49]-[.C48])/([.A49]-[.A48])" office:value-type="float" office:value="-1.1207" calcext:value-type="float">
            <text:p>-1.1207</text:p>
          </table:table-cell>
          <table:table-cell table:number-columns-repeated="3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141989" calcext:value-type="float">
            <text:p>-0.141989</text:p>
          </table:table-cell>
          <table:table-cell office:value-type="float" office:value="-0.16433" calcext:value-type="float">
            <text:p>-0.16433</text:p>
          </table:table-cell>
          <table:table-cell office:value-type="float" office:value="8.05681E-016" calcext:value-type="float">
            <text:p>8.05681E-16</text:p>
          </table:table-cell>
          <table:table-cell/>
          <table:table-cell table:formula="of:=([.B50]-[.B49])/([.A50]-[.A49])" office:value-type="float" office:value="-7.00114000000003" calcext:value-type="float">
            <text:p>-7.00114</text:p>
          </table:table-cell>
          <table:table-cell table:formula="of:=([.C50]-[.C49])/([.A50]-[.A49])" office:value-type="float" office:value="2.79820000000001" calcext:value-type="float">
            <text:p>2.7982</text:p>
          </table:table-cell>
          <table:table-cell table:number-columns-repeated="30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229985" calcext:value-type="float">
            <text:p>-0.229985</text:p>
          </table:table-cell>
          <table:table-cell office:value-type="float" office:value="-0.119545" calcext:value-type="float">
            <text:p>-0.119545</text:p>
          </table:table-cell>
          <table:table-cell office:value-type="float" office:value="8.02864E-016" calcext:value-type="float">
            <text:p>8.02864E-16</text:p>
          </table:table-cell>
          <table:table-cell/>
          <table:table-cell table:formula="of:=([.B51]-[.B50])/([.A51]-[.A50])" office:value-type="float" office:value="-8.79959999999999" calcext:value-type="float">
            <text:p>-8.7996</text:p>
          </table:table-cell>
          <table:table-cell table:formula="of:=([.C51]-[.C50])/([.A51]-[.A50])" office:value-type="float" office:value="4.4785" calcext:value-type="float">
            <text:p>4.4785</text:p>
          </table:table-cell>
          <table:table-cell table:number-columns-repeated="3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30624" calcext:value-type="float">
            <text:p>-0.330624</text:p>
          </table:table-cell>
          <table:table-cell office:value-type="float" office:value="-0.0599442" calcext:value-type="float">
            <text:p>-0.0599442</text:p>
          </table:table-cell>
          <table:table-cell office:value-type="float" office:value="7.99444E-016" calcext:value-type="float">
            <text:p>7.99444E-16</text:p>
          </table:table-cell>
          <table:table-cell/>
          <table:table-cell table:formula="of:=([.B52]-[.B51])/([.A52]-[.A51])" office:value-type="float" office:value="-10.0639" calcext:value-type="float">
            <text:p>-10.0639</text:p>
          </table:table-cell>
          <table:table-cell table:formula="of:=([.C52]-[.C51])/([.A52]-[.A51])" office:value-type="float" office:value="5.96008" calcext:value-type="float">
            <text:p>5.96008</text:p>
          </table:table-cell>
          <table:table-cell table:number-columns-repeated="30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411369" calcext:value-type="float">
            <text:p>-0.411369</text:p>
          </table:table-cell>
          <table:table-cell office:value-type="float" office:value="-0.0146813" calcext:value-type="float">
            <text:p>-0.0146813</text:p>
          </table:table-cell>
          <table:table-cell office:value-type="float" office:value="7.96259E-016" calcext:value-type="float">
            <text:p>7.96259E-16</text:p>
          </table:table-cell>
          <table:table-cell/>
          <table:table-cell table:formula="of:=([.B53]-[.B52])/([.A53]-[.A52])" office:value-type="float" office:value="-8.07449999999999" calcext:value-type="float">
            <text:p>-8.0745</text:p>
          </table:table-cell>
          <table:table-cell table:formula="of:=([.C53]-[.C52])/([.A53]-[.A52])" office:value-type="float" office:value="4.52629" calcext:value-type="float">
            <text:p>4.52629</text:p>
          </table:table-cell>
          <table:table-cell table:number-columns-repeated="3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484938" calcext:value-type="float">
            <text:p>-0.484938</text:p>
          </table:table-cell>
          <table:table-cell office:value-type="float" office:value="0.0280026" calcext:value-type="float">
            <text:p>0.0280026</text:p>
          </table:table-cell>
          <table:table-cell office:value-type="float" office:value="7.93961E-016" calcext:value-type="float">
            <text:p>7.93961E-16</text:p>
          </table:table-cell>
          <table:table-cell/>
          <table:table-cell table:formula="of:=([.B54]-[.B53])/([.A54]-[.A53])" office:value-type="float" office:value="-7.35689999999999" calcext:value-type="float">
            <text:p>-7.3569</text:p>
          </table:table-cell>
          <table:table-cell table:formula="of:=([.C54]-[.C53])/([.A54]-[.A53])" office:value-type="float" office:value="4.26839" calcext:value-type="float">
            <text:p>4.26839</text:p>
          </table:table-cell>
          <table:table-cell table:number-columns-repeated="30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573396" calcext:value-type="float">
            <text:p>-0.573396</text:p>
          </table:table-cell>
          <table:table-cell office:value-type="float" office:value="0.0934774" calcext:value-type="float">
            <text:p>0.0934774</text:p>
          </table:table-cell>
          <table:table-cell office:value-type="float" office:value="7.92815E-016" calcext:value-type="float">
            <text:p>7.92815E-16</text:p>
          </table:table-cell>
          <table:table-cell/>
          <table:table-cell table:formula="of:=([.B55]-[.B54])/([.A55]-[.A54])" office:value-type="float" office:value="-8.8458" calcext:value-type="float">
            <text:p>-8.8458</text:p>
          </table:table-cell>
          <table:table-cell table:formula="of:=([.C55]-[.C54])/([.A55]-[.A54])" office:value-type="float" office:value="6.54747999999999" calcext:value-type="float">
            <text:p>6.54748</text:p>
          </table:table-cell>
          <table:table-cell table:number-columns-repeated="3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641981" calcext:value-type="float">
            <text:p>-0.641981</text:p>
          </table:table-cell>
          <table:table-cell office:value-type="float" office:value="0.149855" calcext:value-type="float">
            <text:p>0.149855</text:p>
          </table:table-cell>
          <table:table-cell office:value-type="float" office:value="7.92442E-016" calcext:value-type="float">
            <text:p>7.92442E-16</text:p>
          </table:table-cell>
          <table:table-cell/>
          <table:table-cell table:formula="of:=([.B56]-[.B55])/([.A56]-[.A55])" office:value-type="float" office:value="-6.8585" calcext:value-type="float">
            <text:p>-6.8585</text:p>
          </table:table-cell>
          <table:table-cell table:formula="of:=([.C56]-[.C55])/([.A56]-[.A55])" office:value-type="float" office:value="5.63775999999999" calcext:value-type="float">
            <text:p>5.63776</text:p>
          </table:table-cell>
          <table:table-cell table:number-columns-repeated="30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86069" calcext:value-type="float">
            <text:p>-0.686069</text:p>
          </table:table-cell>
          <table:table-cell office:value-type="float" office:value="0.191137" calcext:value-type="float">
            <text:p>0.191137</text:p>
          </table:table-cell>
          <table:table-cell office:value-type="float" office:value="7.91875E-016" calcext:value-type="float">
            <text:p>7.91875E-16</text:p>
          </table:table-cell>
          <table:table-cell/>
          <table:table-cell table:formula="of:=([.B57]-[.B56])/([.A57]-[.A56])" office:value-type="float" office:value="-4.40879999999999" calcext:value-type="float">
            <text:p>-4.4088</text:p>
          </table:table-cell>
          <table:table-cell table:formula="of:=([.C57]-[.C56])/([.A57]-[.A56])" office:value-type="float" office:value="4.1282" calcext:value-type="float">
            <text:p>4.1282</text:p>
          </table:table-cell>
          <table:table-cell table:number-columns-repeated="3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734219" calcext:value-type="float">
            <text:p>-0.734219</text:p>
          </table:table-cell>
          <table:table-cell office:value-type="float" office:value="0.245121" calcext:value-type="float">
            <text:p>0.245121</text:p>
          </table:table-cell>
          <table:table-cell office:value-type="float" office:value="7.901E-016" calcext:value-type="float">
            <text:p>7.901E-16</text:p>
          </table:table-cell>
          <table:table-cell/>
          <table:table-cell table:formula="of:=([.B58]-[.B57])/([.A58]-[.A57])" office:value-type="float" office:value="-4.815" calcext:value-type="float">
            <text:p>-4.815</text:p>
          </table:table-cell>
          <table:table-cell table:formula="of:=([.C58]-[.C57])/([.A58]-[.A57])" office:value-type="float" office:value="5.39839999999999" calcext:value-type="float">
            <text:p>5.3984</text:p>
          </table:table-cell>
          <table:table-cell table:number-columns-repeated="30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793956" calcext:value-type="float">
            <text:p>-0.793956</text:p>
          </table:table-cell>
          <table:table-cell office:value-type="float" office:value="0.322197" calcext:value-type="float">
            <text:p>0.322197</text:p>
          </table:table-cell>
          <table:table-cell office:value-type="float" office:value="7.87784E-016" calcext:value-type="float">
            <text:p>7.87784E-16</text:p>
          </table:table-cell>
          <table:table-cell/>
          <table:table-cell table:formula="of:=([.B59]-[.B58])/([.A59]-[.A58])" office:value-type="float" office:value="-5.9737" calcext:value-type="float">
            <text:p>-5.9737</text:p>
          </table:table-cell>
          <table:table-cell table:formula="of:=([.C59]-[.C58])/([.A59]-[.A58])" office:value-type="float" office:value="7.7076" calcext:value-type="float">
            <text:p>7.7076</text:p>
          </table:table-cell>
          <table:table-cell table:number-columns-repeated="3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863396" calcext:value-type="float">
            <text:p>-0.863396</text:p>
          </table:table-cell>
          <table:table-cell office:value-type="float" office:value="0.422507" calcext:value-type="float">
            <text:p>0.422507</text:p>
          </table:table-cell>
          <table:table-cell office:value-type="float" office:value="7.87131E-016" calcext:value-type="float">
            <text:p>7.87131E-16</text:p>
          </table:table-cell>
          <table:table-cell/>
          <table:table-cell table:formula="of:=([.B60]-[.B59])/([.A60]-[.A59])" office:value-type="float" office:value="-6.94400000000007" calcext:value-type="float">
            <text:p>-6.944</text:p>
          </table:table-cell>
          <table:table-cell table:formula="of:=([.C60]-[.C59])/([.A60]-[.A59])" office:value-type="float" office:value="10.0310000000001" calcext:value-type="float">
            <text:p>10.031</text:p>
          </table:table-cell>
          <table:table-cell table:number-columns-repeated="30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918953" calcext:value-type="float">
            <text:p>-0.918953</text:p>
          </table:table-cell>
          <table:table-cell office:value-type="float" office:value="0.526446" calcext:value-type="float">
            <text:p>0.526446</text:p>
          </table:table-cell>
          <table:table-cell office:value-type="float" office:value="7.89811E-016" calcext:value-type="float">
            <text:p>7.89811E-16</text:p>
          </table:table-cell>
          <table:table-cell/>
          <table:table-cell table:formula="of:=([.B61]-[.B60])/([.A61]-[.A60])" office:value-type="float" office:value="-5.55569999999999" calcext:value-type="float">
            <text:p>-5.5557</text:p>
          </table:table-cell>
          <table:table-cell table:formula="of:=([.C61]-[.C60])/([.A61]-[.A60])" office:value-type="float" office:value="10.3939" calcext:value-type="float">
            <text:p>10.3939</text:p>
          </table:table-cell>
          <table:table-cell table:number-columns-repeated="3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32227" calcext:value-type="float">
            <text:p>-0.932227</text:p>
          </table:table-cell>
          <table:table-cell office:value-type="float" office:value="0.600702" calcext:value-type="float">
            <text:p>0.600702</text:p>
          </table:table-cell>
          <table:table-cell office:value-type="float" office:value="7.95101E-016" calcext:value-type="float">
            <text:p>7.95101E-16</text:p>
          </table:table-cell>
          <table:table-cell/>
          <table:table-cell table:formula="of:=([.B62]-[.B61])/([.A62]-[.A61])" office:value-type="float" office:value="-1.32739999999998" calcext:value-type="float">
            <text:p>-1.3274</text:p>
          </table:table-cell>
          <table:table-cell table:formula="of:=([.C62]-[.C61])/([.A62]-[.A61])" office:value-type="float" office:value="7.42559999999991" calcext:value-type="float">
            <text:p>7.4256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5:46:50.152077914</dc:date>
    <meta:editing-duration>PT1M50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